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Pictures/100002010000001C0000006F10465D04A753365D.png" manifest:media-type="image/png"/>
  <manifest:file-entry manifest:full-path="Pictures/100131FD000002D800000B79693F106713000827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mm" svg:height="90.04mm" svg:x="244.26mm" svg:y="2.11mm">
            <loext:p draw:notify-on-update-of-ranges="Sheet1.A18:Sheet1.A30 Sheet1.B1:Sheet1.B1 Sheet1.B18:Sheet1.B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mm" svg:height="90.04mm" svg:x="242.94mm" svg:y="96.65mm">
            <loext:p draw:notify-on-update-of-ranges="Sheet1.D18:Sheet1.D34 Sheet1.G1:Sheet1.G1 Sheet1.A18:Sheet1.A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Image 1" draw:style-name="gr2" draw:text-style-name="P1" svg:width="35.93mm" svg:height="145.1mm" svg:x="165.17mm" svg:y="8.13mm">
            <draw:image xlink:href="Pictures/100131FD000002D800000B79693F106713000827.svg" xlink:type="simple" xlink:show="embed" xlink:actuate="onLoad">
              <text:p/>
            </draw:image>
            <draw:image xlink:href="Pictures/100002010000001C0000006F10465D04A753365D.png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R(t)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(ADC)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table:style-name="Default" office:value-type="float" office:value="23342" calcext:value-type="float">
            <text:p>23342</text:p>
          </table:table-cell>
          <table:table-cell table:formula="of:=5*[.B2]/([.B2]+[.$F$1])" office:value-type="float" office:value="4.43056715511351" calcext:value-type="float">
            <text:p>4,43056715511351</text:p>
          </table:table-cell>
          <table:table-cell table:style-name="ce1" table:formula="of:=[.C2]/[.$D$1]*256" office:value-type="float" office:value="226.845038341812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-35" calcext:value-type="float">
            <text:p>-35</text:p>
          </table:table-cell>
          <table:table-cell table:style-name="Default" office:value-type="float" office:value="17336" calcext:value-type="float">
            <text:p>17336</text:p>
          </table:table-cell>
          <table:table-cell table:formula="of:=5*[.B3]/([.B3]+[.$F$1])" office:value-type="float" office:value="4.26239181746656" calcext:value-type="float">
            <text:p>4,26239181746656</text:p>
          </table:table-cell>
          <table:table-cell table:style-name="ce1" table:formula="of:=[.C3]/[.$D$1]*256" office:value-type="float" office:value="218.23446105428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Default" office:value-type="float" office:value="13018" calcext:value-type="float">
            <text:p>13018</text:p>
          </table:table-cell>
          <table:table-cell table:formula="of:=5*[.B4]/([.B4]+[.$F$1])" office:value-type="float" office:value="4.0635535023099" calcext:value-type="float">
            <text:p>4,0635535023099</text:p>
          </table:table-cell>
          <table:table-cell table:style-name="ce1" table:formula="of:=[.C4]/[.$D$1]*256" office:value-type="float" office:value="208.053939318267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-25" calcext:value-type="float">
            <text:p>-25</text:p>
          </table:table-cell>
          <table:table-cell table:style-name="Default" office:value-type="float" office:value="9877" calcext:value-type="float">
            <text:p>9877</text:p>
          </table:table-cell>
          <table:table-cell table:formula="of:=5*[.B5]/([.B5]+[.$F$1])" office:value-type="float" office:value="3.83513240661645" calcext:value-type="float">
            <text:p>3,83513240661645</text:p>
          </table:table-cell>
          <table:table-cell table:style-name="ce1" table:formula="of:=[.C5]/[.$D$1]*256" office:value-type="float" office:value="196.358779218762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Default" office:value-type="float" office:value="7569" calcext:value-type="float">
            <text:p>7569</text:p>
          </table:table-cell>
          <table:table-cell table:formula="of:=5*[.B6]/([.B6]+[.$F$1])" office:value-type="float" office:value="3.58075503831961" calcext:value-type="float">
            <text:p>3,58075503831961</text:p>
          </table:table-cell>
          <table:table-cell table:style-name="ce1" table:formula="of:=[.C6]/[.$D$1]*256" office:value-type="float" office:value="183.334657961964" calcext:value-type="float">
            <text:p>183</text:p>
          </table:table-cell>
          <table:table-cell/>
          <table:table-cell office:value-type="string" calcext:value-type="string">
            <text:p>Datasheet:</text:p>
          </table:table-cell>
          <table:table-cell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Default" office:value-type="float" office:value="5855" calcext:value-type="float">
            <text:p>5855</text:p>
          </table:table-cell>
          <table:table-cell table:formula="of:=5*[.B7]/([.B7]+[.$F$1])" office:value-type="float" office:value="3.30604178430265" calcext:value-type="float">
            <text:p>3,30604178430265</text:p>
          </table:table-cell>
          <table:table-cell table:style-name="ce1" table:formula="of:=[.C7]/[.$D$1]*256" office:value-type="float" office:value="169.269339356296" calcext:value-type="float">
            <text:p>169</text:p>
          </table:table-cell>
          <table:table-cell/>
          <table:table-cell office:value-type="string" calcext:value-type="string">
            <text:p>NTCLE100E3 <text:s/>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Default" office:value-type="float" office:value="4569" calcext:value-type="float">
            <text:p>4569</text:p>
          </table:table-cell>
          <table:table-cell table:formula="of:=5*[.B8]/([.B8]+[.$F$1])" office:value-type="float" office:value="3.01823226317876" calcext:value-type="float">
            <text:p>3,01823226317876</text:p>
          </table:table-cell>
          <table:table-cell table:style-name="ce1" table:formula="of:=[.C8]/[.$D$1]*256" office:value-type="float" office:value="154.533491874752" calcext:value-type="float">
            <text:p>155</text:p>
          </table:table-cell>
          <table:table-cell/>
          <table:table-cell office:value-type="string" calcext:value-type="string">
            <text:p>Tabela: <text:s/>NTCLE100E3102***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Default" office:value-type="float" office:value="3596" calcext:value-type="float">
            <text:p>3596</text:p>
          </table:table-cell>
          <table:table-cell table:formula="of:=5*[.B9]/([.B9]+[.$F$1])" office:value-type="float" office:value="2.72589448150394" calcext:value-type="float">
            <text:p>2,72589448150394</text:p>
          </table:table-cell>
          <table:table-cell table:style-name="ce1" table:formula="of:=[.C9]/[.$D$1]*256" office:value-type="float" office:value="139.565797453002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2854" calcext:value-type="float">
            <text:p>2854</text:p>
          </table:table-cell>
          <table:table-cell table:formula="of:=5*[.B10]/([.B10]+[.$F$1])" office:value-type="float" office:value="2.43764947044756" calcext:value-type="float">
            <text:p>2,43764947044756</text:p>
          </table:table-cell>
          <table:table-cell table:style-name="ce1" table:formula="of:=[.C10]/[.$D$1]*256" office:value-type="float" office:value="124.80765288691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282" calcext:value-type="float">
            <text:p>2282</text:p>
          </table:table-cell>
          <table:table-cell table:formula="of:=5*[.B11]/([.B11]+[.$F$1])" office:value-type="float" office:value="2.16016660355926" calcext:value-type="float">
            <text:p>2,16016660355926</text:p>
          </table:table-cell>
          <table:table-cell table:style-name="ce1" table:formula="of:=[.C11]/[.$D$1]*256" office:value-type="float" office:value="110.600530102234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838" calcext:value-type="float">
            <text:p>1838</text:p>
          </table:table-cell>
          <table:table-cell table:formula="of:=5*[.B12]/([.B12]+[.$F$1])" office:value-type="float" office:value="1.89954526663911" calcext:value-type="float">
            <text:p>1,89954526663911</text:p>
          </table:table-cell>
          <table:table-cell table:style-name="ce1" table:formula="of:=[.C12]/[.$D$1]*256" office:value-type="float" office:value="97.2567176519223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491" calcext:value-type="float">
            <text:p>1491</text:p>
          </table:table-cell>
          <table:table-cell table:formula="of:=5*[.B13]/([.B13]+[.$F$1])" office:value-type="float" office:value="1.65998663994656" calcext:value-type="float">
            <text:p>1,65998663994656</text:p>
          </table:table-cell>
          <table:table-cell table:style-name="ce1" table:formula="of:=[.C13]/[.$D$1]*256" office:value-type="float" office:value="84.9913159652639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1217" calcext:value-type="float">
            <text:p>1217</text:p>
          </table:table-cell>
          <table:table-cell table:formula="of:=5*[.B14]/([.B14]+[.$F$1])" office:value-type="float" office:value="1.44296893526203" calcext:value-type="float">
            <text:p>1,44296893526203</text:p>
          </table:table-cell>
          <table:table-cell table:style-name="ce1" table:formula="of:=[.C14]/[.$D$1]*256" office:value-type="float" office:value="73.8800094854162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1000" calcext:value-type="float">
            <text:p>1000</text:p>
          </table:table-cell>
          <table:table-cell table:formula="of:=5*[.B15]/([.B15]+[.$F$1])" office:value-type="float" office:value="1.25" calcext:value-type="float">
            <text:p>1,25</text:p>
          </table:table-cell>
          <table:table-cell table:style-name="ce1" table:formula="of:=[.C15]/[.$D$1]*256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826.6" calcext:value-type="float">
            <text:p>826,6</text:p>
          </table:table-cell>
          <table:table-cell table:formula="of:=5*[.B16]/([.B16]+[.$F$1])" office:value-type="float" office:value="1.08007108137772" calcext:value-type="float">
            <text:p>1,08007108137772</text:p>
          </table:table-cell>
          <table:table-cell table:style-name="ce1" table:formula="of:=[.C16]/[.$D$1]*256" office:value-type="float" office:value="55.299639366539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687.3" calcext:value-type="float">
            <text:p>687,3</text:p>
          </table:table-cell>
          <table:table-cell table:formula="of:=5*[.B17]/([.B17]+[.$F$1])" office:value-type="float" office:value="0.931982751606867" calcext:value-type="float">
            <text:p>0,931982751606867</text:p>
          </table:table-cell>
          <table:table-cell table:style-name="ce1" table:formula="of:=[.C17]/[.$D$1]*256" office:value-type="float" office:value="47.7175168822716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574.6" calcext:value-type="float">
            <text:p>574,6</text:p>
          </table:table-cell>
          <table:table-cell table:formula="of:=5*[.B18]/([.B18]+[.$F$1])" office:value-type="float" office:value="0.803726291053544" calcext:value-type="float">
            <text:p>0,803726291053544</text:p>
          </table:table-cell>
          <table:table-cell table:style-name="ce1" table:formula="of:=[.C18]/[.$D$1]*256" office:value-type="float" office:value="41.1507861019415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482.7" calcext:value-type="float">
            <text:p>482,7</text:p>
          </table:table-cell>
          <table:table-cell table:formula="of:=5*[.B19]/([.B19]+[.$F$1])" office:value-type="float" office:value="0.692996812817641" calcext:value-type="float">
            <text:p>0,692996812817641</text:p>
          </table:table-cell>
          <table:table-cell table:style-name="ce1" table:formula="of:=[.C19]/[.$D$1]*256" office:value-type="float" office:value="35.4814368162632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407.4" calcext:value-type="float">
            <text:p>407,4</text:p>
          </table:table-cell>
          <table:table-cell table:formula="of:=5*[.B20]/([.B20]+[.$F$1])" office:value-type="float" office:value="0.597816516992428" calcext:value-type="float">
            <text:p>0,597816516992428</text:p>
          </table:table-cell>
          <table:table-cell table:style-name="ce1" table:formula="of:=[.C20]/[.$D$1]*256" office:value-type="float" office:value="30.6082056700123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345.2" calcext:value-type="float">
            <text:p>345,2</text:p>
          </table:table-cell>
          <table:table-cell table:formula="of:=5*[.B21]/([.B21]+[.$F$1])" office:value-type="float" office:value="0.515963171110845" calcext:value-type="float">
            <text:p>0,515963171110845</text:p>
          </table:table-cell>
          <table:table-cell table:style-name="ce1" table:formula="of:=[.C21]/[.$D$1]*256" office:value-type="float" office:value="26.4173143608753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293.7" calcext:value-type="float">
            <text:p>293,7</text:p>
          </table:table-cell>
          <table:table-cell table:formula="of:=5*[.B22]/([.B22]+[.$F$1])" office:value-type="float" office:value="0.445851170416249" calcext:value-type="float">
            <text:p>0,445851170416249</text:p>
          </table:table-cell>
          <table:table-cell table:style-name="ce1" table:formula="of:=[.C22]/[.$D$1]*256" office:value-type="float" office:value="22.827579925312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float" office:value="250.8" calcext:value-type="float">
            <text:p>250,8</text:p>
          </table:table-cell>
          <table:table-cell table:formula="of:=5*[.B23]/([.B23]+[.$F$1])" office:value-type="float" office:value="0.385751199704688" calcext:value-type="float">
            <text:p>0,385751199704688</text:p>
          </table:table-cell>
          <table:table-cell table:style-name="ce1" table:formula="of:=[.C23]/[.$D$1]*256" office:value-type="float" office:value="19.75046142488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214.9" calcext:value-type="float">
            <text:p>214,9</text:p>
          </table:table-cell>
          <table:table-cell table:formula="of:=5*[.B24]/([.B24]+[.$F$1])" office:value-type="float" office:value="0.334225014774954" calcext:value-type="float">
            <text:p>0,334225014774954</text:p>
          </table:table-cell>
          <table:table-cell table:style-name="ce1" table:formula="of:=[.C24]/[.$D$1]*256" office:value-type="float" office:value="17.112320756477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float" office:value="184.7" calcext:value-type="float">
            <text:p>184,7</text:p>
          </table:table-cell>
          <table:table-cell table:formula="of:=5*[.B25]/([.B25]+[.$F$1])" office:value-type="float" office:value="0.289980217916915" calcext:value-type="float">
            <text:p>0,289980217916915</text:p>
          </table:table-cell>
          <table:table-cell table:style-name="ce1" table:formula="of:=[.C25]/[.$D$1]*256" office:value-type="float" office:value="14.8469871573461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159.3" calcext:value-type="float">
            <text:p>159,3</text:p>
          </table:table-cell>
          <table:table-cell table:formula="of:=5*[.B26]/([.B26]+[.$F$1])" office:value-type="float" office:value="0.252112809799639" calcext:value-type="float">
            <text:p>0,252112809799639</text:p>
          </table:table-cell>
          <table:table-cell table:style-name="ce1" table:formula="of:=[.C26]/[.$D$1]*256" office:value-type="float" office:value="12.9081758617415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float" office:value="137.7" calcext:value-type="float">
            <text:p>137,7</text:p>
          </table:table-cell>
          <table:table-cell table:formula="of:=5*[.B27]/([.B27]+[.$F$1])" office:value-type="float" office:value="0.219428243617937" calcext:value-type="float">
            <text:p>0,219428243617937</text:p>
          </table:table-cell>
          <table:table-cell table:style-name="ce1" table:formula="of:=[.C27]/[.$D$1]*256" office:value-type="float" office:value="11.2347260732384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119.4" calcext:value-type="float">
            <text:p>119,4</text:p>
          </table:table-cell>
          <table:table-cell table:formula="of:=5*[.B28]/([.B28]+[.$F$1])" office:value-type="float" office:value="0.191382958261204" calcext:value-type="float">
            <text:p>0,191382958261204</text:p>
          </table:table-cell>
          <table:table-cell table:style-name="ce1" table:formula="of:=[.C28]/[.$D$1]*256" office:value-type="float" office:value="9.79880746297365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float" office:value="103.8" calcext:value-type="float">
            <text:p>103,8</text:p>
          </table:table-cell>
          <table:table-cell table:formula="of:=5*[.B29]/([.B29]+[.$F$1])" office:value-type="float" office:value="0.167214382369998" calcext:value-type="float">
            <text:p>0,167214382369998</text:p>
          </table:table-cell>
          <table:table-cell table:style-name="ce1" table:formula="of:=[.C29]/[.$D$1]*256" office:value-type="float" office:value="8.561376377343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90.45" calcext:value-type="float">
            <text:p>90,45</text:p>
          </table:table-cell>
          <table:table-cell table:formula="of:=5*[.B30]/([.B30]+[.$F$1])" office:value-type="float" office:value="0.14633791195457" calcext:value-type="float">
            <text:p>0,14633791195457</text:p>
          </table:table-cell>
          <table:table-cell table:style-name="ce1" table:formula="of:=[.C30]/[.$D$1]*256" office:value-type="float" office:value="7.4925010920739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float" office:value="79" calcext:value-type="float">
            <text:p>79</text:p>
          </table:table-cell>
          <table:table-cell table:formula="of:=5*[.B31]/([.B31]+[.$F$1])" office:value-type="float" office:value="0.128288405326405" calcext:value-type="float">
            <text:p>0,128288405326405</text:p>
          </table:table-cell>
          <table:table-cell table:style-name="ce1" table:formula="of:=[.C31]/[.$D$1]*256" office:value-type="float" office:value="6.56836635271192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float" office:value="69.15" calcext:value-type="float">
            <text:p>69,15</text:p>
          </table:table-cell>
          <table:table-cell table:formula="of:=5*[.B32]/([.B32]+[.$F$1])" office:value-type="float" office:value="0.112653340501442" calcext:value-type="float">
            <text:p>0,112653340501442</text:p>
          </table:table-cell>
          <table:table-cell table:style-name="ce1" table:formula="of:=[.C32]/[.$D$1]*256" office:value-type="float" office:value="5.76785103367382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float" office:value="60.66" calcext:value-type="float">
            <text:p>60,66</text:p>
          </table:table-cell>
          <table:table-cell table:formula="of:=5*[.B33]/([.B33]+[.$F$1])" office:value-type="float" office:value="0.0990962733528062" calcext:value-type="float">
            <text:p>0,099096273352806</text:p>
          </table:table-cell>
          <table:table-cell table:style-name="ce1" table:formula="of:=[.C33]/[.$D$1]*256" office:value-type="float" office:value="5.07372919566368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53.32" calcext:value-type="float">
            <text:p>53,32</text:p>
          </table:table-cell>
          <table:table-cell table:formula="of:=5*[.B34]/([.B34]+[.$F$1])" office:value-type="float" office:value="0.0873147917676496" calcext:value-type="float">
            <text:p>0,08731479176765</text:p>
          </table:table-cell>
          <table:table-cell table:style-name="ce1" table:formula="of:=[.C34]/[.$D$1]*256" office:value-type="float" office:value="4.47051733850366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float" office:value="46.96" calcext:value-type="float">
            <text:p>46,96</text:p>
          </table:table-cell>
          <table:table-cell table:formula="of:=5*[.B35]/([.B35]+[.$F$1])" office:value-type="float" office:value="0.0770604143145955" calcext:value-type="float">
            <text:p>0,077060414314596</text:p>
          </table:table-cell>
          <table:table-cell table:style-name="ce1" table:formula="of:=[.C35]/[.$D$1]*256" office:value-type="float" office:value="3.94549321290729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float" office:value="41.43" calcext:value-type="float">
            <text:p>41,43</text:p>
          </table:table-cell>
          <table:table-cell table:formula="of:=5*[.B36]/([.B36]+[.$F$1])" office:value-type="float" office:value="0.0681094090608694" calcext:value-type="float">
            <text:p>0,068109409060869</text:p>
          </table:table-cell>
          <table:table-cell table:style-name="ce1" table:formula="of:=[.C36]/[.$D$1]*256" office:value-type="float" office:value="3.48720174391651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float" office:value="36.63" calcext:value-type="float">
            <text:p>36,63</text:p>
          </table:table-cell>
          <table:table-cell table:formula="of:=5*[.B37]/([.B37]+[.$F$1])" office:value-type="float" office:value="0.0603135712944942" calcext:value-type="float">
            <text:p>0,060313571294494</text:p>
          </table:table-cell>
          <table:table-cell table:style-name="ce1" table:formula="of:=[.C37]/[.$D$1]*256" office:value-type="float" office:value="3.0880548502781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float" office:value="32.43" calcext:value-type="float">
            <text:p>32,43</text:p>
          </table:table-cell>
          <table:table-cell table:formula="of:=5*[.B38]/([.B38]+[.$F$1])" office:value-type="float" office:value="0.0534719680256428" calcext:value-type="float">
            <text:p>0,053471968025643</text:p>
          </table:table-cell>
          <table:table-cell table:style-name="ce1" table:formula="of:=[.C38]/[.$D$1]*256" office:value-type="float" office:value="2.73776476291291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float" office:value="28.77" calcext:value-type="float">
            <text:p>28,77</text:p>
          </table:table-cell>
          <table:table-cell table:formula="of:=5*[.B39]/([.B39]+[.$F$1])" office:value-type="float" office:value="0.0474945274814529" calcext:value-type="float">
            <text:p>0,047494527481453</text:p>
          </table:table-cell>
          <table:table-cell table:style-name="ce1" table:formula="of:=[.C39]/[.$D$1]*256" office:value-type="float" office:value="2.43171980705039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float" office:value="25.56" calcext:value-type="float">
            <text:p>25,56</text:p>
          </table:table-cell>
          <table:table-cell table:formula="of:=5*[.B40]/([.B40]+[.$F$1])" office:value-type="float" office:value="0.0422401142267878" calcext:value-type="float">
            <text:p>0,042240114226788</text:p>
          </table:table-cell>
          <table:table-cell table:style-name="ce1" table:formula="of:=[.C40]/[.$D$1]*256" office:value-type="float" office:value="2.16269384841153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D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0569*[.A44]^2-4.96*[.A44]+151.43" office:value-type="float" office:value="151.43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0569*[.A45]^2-4.96*[.A45]+151.43" office:value-type="float" office:value="146.5269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0569*[.A46]^2-4.96*[.A46]+151.43" office:value-type="float" office:value="141.7376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0569*[.A47]^2-4.96*[.A47]+151.43" office:value-type="float" office:value="137.0621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0569*[.A48]^2-4.96*[.A48]+151.43" office:value-type="float" office:value="132.5004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0569*[.A49]^2-4.96*[.A49]+151.43" office:value-type="float" office:value="128.0525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0569*[.A50]^2-4.96*[.A50]+151.43" office:value-type="float" office:value="123.718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0569*[.A51]^2-4.96*[.A51]+151.43" office:value-type="float" office:value="119.4981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0569*[.A52]^2-4.96*[.A52]+151.43" office:value-type="float" office:value="115.3916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0569*[.A53]^2-4.96*[.A53]+151.43" office:value-type="float" office:value="111.3989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0569*[.A54]^2-4.96*[.A54]+151.43" office:value-type="float" office:value="107.52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0.0569*[.A55]^2-4.96*[.A55]+151.43" office:value-type="float" office:value="103.7549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0.0569*[.A56]^2-4.96*[.A56]+151.43" office:value-type="float" office:value="100.1036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569*[.A57]^2-4.96*[.A57]+151.43" office:value-type="float" office:value="96.5661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.0569*[.A58]^2-4.96*[.A58]+151.43" office:value-type="float" office:value="93.1424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0.0569*[.A59]^2-4.96*[.A59]+151.43" office:value-type="float" office:value="89.8325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.0569*[.A60]^2-4.96*[.A60]+151.43" office:value-type="float" office:value="86.6364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0.0569*[.A61]^2-4.96*[.A61]+151.43" office:value-type="float" office:value="83.5541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.0569*[.A62]^2-4.96*[.A62]+151.43" office:value-type="float" office:value="80.5856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0.0569*[.A63]^2-4.96*[.A63]+151.43" office:value-type="float" office:value="77.7309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.0569*[.A64]^2-4.96*[.A64]+151.43" office:value-type="float" office:value="74.99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0.0569*[.A65]^2-4.96*[.A65]+151.43" office:value-type="float" office:value="72.3629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0.0569*[.A66]^2-4.96*[.A66]+151.43" office:value-type="float" office:value="69.8496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0.0569*[.A67]^2-4.96*[.A67]+151.43" office:value-type="float" office:value="67.4501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0569*[.A68]^2-4.96*[.A68]+151.43" office:value-type="float" office:value="65.1644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0.0569*[.A69]^2-4.96*[.A69]+151.43" office:value-type="float" office:value="62.9925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0.0569*[.A70]^2-4.96*[.A70]+151.43" office:value-type="float" office:value="60.9344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0.0569*[.A71]^2-4.96*[.A71]+151.43" office:value-type="float" office:value="58.9901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0.0569*[.A72]^2-4.96*[.A72]+151.43" office:value-type="float" office:value="57.1596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0.0569*[.A73]^2-4.96*[.A73]+151.43" office:value-type="float" office:value="55.4429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0.0569*[.A74]^2-4.96*[.A74]+151.43" office:value-type="float" office:value="53.8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0.0569*[.A75]^2-4.96*[.A75]+151.43" office:value-type="float" office:value="52.3509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0.0569*[.A76]^2-4.96*[.A76]+151.43" office:value-type="float" office:value="50.9756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0.0569*[.A77]^2-4.96*[.A77]+151.43" office:value-type="float" office:value="49.7141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0.0569*[.A78]^2-4.96*[.A78]+151.43" office:value-type="float" office:value="48.5664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0.0569*[.A79]^2-4.96*[.A79]+151.43" office:value-type="float" office:value="47.5325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0.0569*[.A80]^2-4.96*[.A80]+151.43" office:value-type="float" office:value="46.6124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0.0569*[.A81]^2-4.96*[.A81]+151.43" office:value-type="float" office:value="45.8061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0.0569*[.A82]^2-4.96*[.A82]+151.43" office:value-type="float" office:value="45.1136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0.0569*[.A83]^2-4.96*[.A83]+151.43" office:value-type="float" office:value="44.5349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0.0569*[.A84]^2-4.96*[.A84]+151.43" office:value-type="float" office:value="44.07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0.0569*[.A85]^2-4.96*[.A85]+151.43" office:value-type="float" office:value="43.7189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0.0569*[.A86]^2-4.96*[.A86]+151.43" office:value-type="float" office:value="43.4816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0.0569*[.A87]^2-4.96*[.A87]+151.43" office:value-type="float" office:value="43.3581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0.0569*[.A88]^2-4.96*[.A88]+151.43" office:value-type="float" office:value="43.3484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0.0569*[.A89]^2-4.96*[.A89]+151.43" office:value-type="float" office:value="43.4525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0.0569*[.A90]^2-4.96*[.A90]+151.43" office:value-type="float" office:value="43.670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0.0569*[.A91]^2-4.96*[.A91]+151.43" office:value-type="float" office:value="44.0021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0.0569*[.A92]^2-4.96*[.A92]+151.43" office:value-type="float" office:value="44.4476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0.0569*[.A93]^2-4.96*[.A93]+151.43" office:value-type="float" office:value="45.0069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.0569*[.A94]^2-4.96*[.A94]+151.43" office:value-type="float" office:value="45.68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0.0569*[.A95]^2-4.96*[.A95]+151.43" office:value-type="float" office:value="46.4669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0.0569*[.A96]^2-4.96*[.A96]+151.43" office:value-type="float" office:value="47.3676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0.0569*[.A97]^2-4.96*[.A97]+151.43" office:value-type="float" office:value="48.3821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0.0569*[.A98]^2-4.96*[.A98]+151.43" office:value-type="float" office:value="49.5104000000001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0.0569*[.A99]^2-4.96*[.A99]+151.43" office:value-type="float" office:value="50.7525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0.0569*[.A100]^2-4.96*[.A100]+151.43" office:value-type="float" office:value="52.1084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0.0569*[.A101]^2-4.96*[.A101]+151.43" office:value-type="float" office:value="53.5781000000001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0.0569*[.A102]^2-4.96*[.A102]+151.43" office:value-type="float" office:value="55.1616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0.0569*[.A103]^2-4.96*[.A103]+151.43" office:value-type="float" office:value="56.8589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0.0569*[.A104]^2-4.96*[.A104]+151.43" office:value-type="float" office:value="58.67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0.0569*[.A105]^2-4.96*[.A105]+151.43" office:value-type="float" office:value="60.5949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0.0569*[.A106]^2-4.96*[.A106]+151.43" office:value-type="float" office:value="62.6336000000001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0.0569*[.A107]^2-4.96*[.A107]+151.43" office:value-type="float" office:value="64.7861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0.0569*[.A108]^2-4.96*[.A108]+151.43" office:value-type="float" office:value="67.0524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0.0569*[.A109]^2-4.96*[.A109]+151.43" office:value-type="float" office:value="69.4325000000001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0.0569*[.A110]^2-4.96*[.A110]+151.43" office:value-type="float" office:value="71.9264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0.0569*[.A111]^2-4.96*[.A111]+151.43" office:value-type="float" office:value="74.5341000000001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0.0569*[.A112]^2-4.96*[.A112]+151.43" office:value-type="float" office:value="77.2556000000001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0.0569*[.A113]^2-4.96*[.A113]+151.43" office:value-type="float" office:value="80.0909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0.0569*[.A114]^2-4.96*[.A114]+151.43" office:value-type="float" office:value="83.04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0.0569*[.A115]^2-4.96*[.A115]+151.43" office:value-type="float" office:value="86.1029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0.0569*[.A116]^2-4.96*[.A116]+151.43" office:value-type="float" office:value="89.2796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0.0569*[.A117]^2-4.96*[.A117]+151.43" office:value-type="float" office:value="92.5701000000001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0.0569*[.A118]^2-4.96*[.A118]+151.43" office:value-type="float" office:value="95.9744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0.0569*[.A119]^2-4.96*[.A119]+151.43" office:value-type="float" office:value="99.4925000000001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0.0569*[.A120]^2-4.96*[.A120]+151.43" office:value-type="float" office:value="103.1244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0.0569*[.A121]^2-4.96*[.A121]+151.43" office:value-type="float" office:value="106.8701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0.0569*[.A122]^2-4.96*[.A122]+151.43" office:value-type="float" office:value="110.7296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0.0569*[.A123]^2-4.96*[.A123]+151.43" office:value-type="float" office:value="114.7029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0.0569*[.A124]^2-4.96*[.A124]+151.43" office:value-type="float" office:value="118.7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0.0569*[.A125]^2-4.96*[.A125]+151.43" office:value-type="float" office:value="122.9909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0.0569*[.A126]^2-4.96*[.A126]+151.43" office:value-type="float" office:value="127.3056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0.0569*[.A127]^2-4.96*[.A127]+151.43" office:value-type="float" office:value="131.7341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0.0569*[.A128]^2-4.96*[.A128]+151.43" office:value-type="float" office:value="136.2764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0.0569*[.A129]^2-4.96*[.A129]+151.43" office:value-type="float" office:value="140.9325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0.0569*[.A130]^2-4.96*[.A130]+151.43" office:value-type="float" office:value="145.7024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0.0569*[.A131]^2-4.96*[.A131]+151.43" office:value-type="float" office:value="150.586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0.0569*[.A132]^2-4.96*[.A132]+151.43" office:value-type="float" office:value="155.583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0.0569*[.A133]^2-4.96*[.A133]+151.43" office:value-type="float" office:value="160.6949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0.0569*[.A134]^2-4.96*[.A134]+151.43" office:value-type="float" office:value="165.92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0.0569*[.A135]^2-4.96*[.A135]+151.43" office:value-type="float" office:value="171.2589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0.0569*[.A136]^2-4.96*[.A136]+151.43" office:value-type="float" office:value="176.7116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0.0569*[.A137]^2-4.96*[.A137]+151.43" office:value-type="float" office:value="182.2781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0.0569*[.A138]^2-4.96*[.A138]+151.43" office:value-type="float" office:value="187.9584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0.0569*[.A139]^2-4.96*[.A139]+151.43" office:value-type="float" office:value="193.7525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0.0569*[.A140]^2-4.96*[.A140]+151.43" office:value-type="float" office:value="199.6604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0.0569*[.A141]^2-4.96*[.A141]+151.43" office:value-type="float" office:value="205.6821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0.0569*[.A142]^2-4.96*[.A142]+151.43" office:value-type="float" office:value="211.8176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0.0569*[.A143]^2-4.96*[.A143]+151.43" office:value-type="float" office:value="218.0669" calcext:value-type="float">
            <text:p>21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.0569*[.A144]^2-4.96*[.A144]+151.43" office:value-type="float" office:value="224.43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0.0569*[.A145]^2-4.96*[.A145]+151.43" office:value-type="float" office:value="230.9069" calcext:value-type="float">
            <text:p>231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0.0569*[.A146]^2-4.96*[.A146]+151.43" office:value-type="float" office:value="237.4976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0.0569*[.A147]^2-4.96*[.A147]+151.43" office:value-type="float" office:value="244.2021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0.0569*[.A148]^2-4.96*[.A148]+151.43" office:value-type="float" office:value="251.0204" calcext:value-type="float">
            <text:p>25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0.0569*[.A149]^2-4.96*[.A149]+151.43" office:value-type="float" office:value="257.9525" calcext:value-type="float">
            <text:p>258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0.0569*[.A150]^2-4.96*[.A150]+151.43" office:value-type="float" office:value="264.9984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0.0569*[.A151]^2-4.96*[.A151]+151.43" office:value-type="float" office:value="272.1581" calcext:value-type="float">
            <text:p>272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0.0569*[.A152]^2-4.96*[.A152]+151.43" office:value-type="float" office:value="279.4316" calcext:value-type="float">
            <text:p>279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0.0569*[.A153]^2-4.96*[.A153]+151.43" office:value-type="float" office:value="286.8189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0.0569*[.A154]^2-4.96*[.A154]+151.43" office:value-type="float" office:value="294.32" calcext:value-type="float">
            <text:p>294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0.0569*[.A155]^2-4.96*[.A155]+151.43" office:value-type="float" office:value="301.9349" calcext:value-type="float">
            <text:p>302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0.0569*[.A156]^2-4.96*[.A156]+151.43" office:value-type="float" office:value="309.6636" calcext:value-type="float">
            <text:p>310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0.0569*[.A157]^2-4.96*[.A157]+151.43" office:value-type="float" office:value="317.5061" calcext:value-type="float">
            <text:p>318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0.0569*[.A158]^2-4.96*[.A158]+151.43" office:value-type="float" office:value="325.4624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0.0569*[.A159]^2-4.96*[.A159]+151.43" office:value-type="float" office:value="333.5325" calcext:value-type="float">
            <text:p>334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0.0569*[.A160]^2-4.96*[.A160]+151.43" office:value-type="float" office:value="341.7164" calcext:value-type="float">
            <text:p>342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0.0569*[.A161]^2-4.96*[.A161]+151.43" office:value-type="float" office:value="350.0141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0.0569*[.A162]^2-4.96*[.A162]+151.43" office:value-type="float" office:value="358.4256" calcext:value-type="float">
            <text:p>358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0.0569*[.A163]^2-4.96*[.A163]+151.43" office:value-type="float" office:value="366.9509" calcext:value-type="float">
            <text:p>367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0.0569*[.A164]^2-4.96*[.A164]+151.43" office:value-type="float" office:value="375.59" calcext:value-type="float">
            <text:p>376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0.0569*[.A165]^2-4.96*[.A165]+151.43" office:value-type="float" office:value="384.3429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0.0569*[.A166]^2-4.96*[.A166]+151.43" office:value-type="float" office:value="393.2096" calcext:value-type="float">
            <text:p>393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0.0569*[.A167]^2-4.96*[.A167]+151.43" office:value-type="float" office:value="402.1901" calcext:value-type="float">
            <text:p>402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0.0569*[.A168]^2-4.96*[.A168]+151.43" office:value-type="float" office:value="411.2844" calcext:value-type="float">
            <text:p>411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0.0569*[.A169]^2-4.96*[.A169]+151.43" office:value-type="float" office:value="420.4925" calcext:value-type="float">
            <text:p>420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0.0569*[.A170]^2-4.96*[.A170]+151.43" office:value-type="float" office:value="429.8144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0.0569*[.A171]^2-4.96*[.A171]+151.43" office:value-type="float" office:value="439.2501" calcext:value-type="float">
            <text:p>43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0.0569*[.A172]^2-4.96*[.A172]+151.43" office:value-type="float" office:value="448.7996" calcext:value-type="float">
            <text:p>449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0.0569*[.A173]^2-4.96*[.A173]+151.43" office:value-type="float" office:value="458.4629" calcext:value-type="float">
            <text:p>458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0.0569*[.A174]^2-4.96*[.A174]+151.43" office:value-type="float" office:value="468.24" calcext:value-type="float">
            <text:p>468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0.0569*[.A175]^2-4.96*[.A175]+151.43" office:value-type="float" office:value="478.1309" calcext:value-type="float">
            <text:p>478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0.0569*[.A176]^2-4.96*[.A176]+151.43" office:value-type="float" office:value="488.1356" calcext:value-type="float">
            <text:p>488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0.0569*[.A177]^2-4.96*[.A177]+151.43" office:value-type="float" office:value="498.2541" calcext:value-type="float">
            <text:p>498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0.0569*[.A178]^2-4.96*[.A178]+151.43" office:value-type="float" office:value="508.4864" calcext:value-type="float">
            <text:p>508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0.0569*[.A179]^2-4.96*[.A179]+151.43" office:value-type="float" office:value="518.8325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0.0569*[.A180]^2-4.96*[.A180]+151.43" office:value-type="float" office:value="529.2924" calcext:value-type="float">
            <text:p>529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0.0569*[.A181]^2-4.96*[.A181]+151.43" office:value-type="float" office:value="539.8661" calcext:value-type="float">
            <text:p>540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0.0569*[.A182]^2-4.96*[.A182]+151.43" office:value-type="float" office:value="550.5536" calcext:value-type="float">
            <text:p>551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0.0569*[.A183]^2-4.96*[.A183]+151.43" office:value-type="float" office:value="561.3549" calcext:value-type="float">
            <text:p>56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0.0569*[.A184]^2-4.96*[.A184]+151.43" office:value-type="float" office:value="572.27" calcext:value-type="float">
            <text:p>572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0.0569*[.A185]^2-4.96*[.A185]+151.43" office:value-type="float" office:value="583.2989" calcext:value-type="float">
            <text:p>583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0.0569*[.A186]^2-4.96*[.A186]+151.43" office:value-type="float" office:value="594.4416" calcext:value-type="float">
            <text:p>594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0.0569*[.A187]^2-4.96*[.A187]+151.43" office:value-type="float" office:value="605.6981" calcext:value-type="float">
            <text:p>606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0.0569*[.A188]^2-4.96*[.A188]+151.43" office:value-type="float" office:value="617.0684" calcext:value-type="float">
            <text:p>617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0.0569*[.A189]^2-4.96*[.A189]+151.43" office:value-type="float" office:value="628.5525" calcext:value-type="float">
            <text:p>629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0.0569*[.A190]^2-4.96*[.A190]+151.43" office:value-type="float" office:value="640.1504" calcext:value-type="float">
            <text:p>640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0.0569*[.A191]^2-4.96*[.A191]+151.43" office:value-type="float" office:value="651.8621" calcext:value-type="float">
            <text:p>652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0.0569*[.A192]^2-4.96*[.A192]+151.43" office:value-type="float" office:value="663.6876" calcext:value-type="float">
            <text:p>664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0.0569*[.A193]^2-4.96*[.A193]+151.43" office:value-type="float" office:value="675.6269" calcext:value-type="float">
            <text:p>67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0.0569*[.A194]^2-4.96*[.A194]+151.43" office:value-type="float" office:value="687.68" calcext:value-type="float">
            <text:p>688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0.0569*[.A195]^2-4.96*[.A195]+151.43" office:value-type="float" office:value="699.8469" calcext:value-type="float">
            <text:p>700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0.0569*[.A196]^2-4.96*[.A196]+151.43" office:value-type="float" office:value="712.1276" calcext:value-type="float">
            <text:p>712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0.0569*[.A197]^2-4.96*[.A197]+151.43" office:value-type="float" office:value="724.5221" calcext:value-type="float">
            <text:p>725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0.0569*[.A198]^2-4.96*[.A198]+151.43" office:value-type="float" office:value="737.0304" calcext:value-type="float">
            <text:p>737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0.0569*[.A199]^2-4.96*[.A199]+151.43" office:value-type="float" office:value="749.6525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0.0569*[.A200]^2-4.96*[.A200]+151.43" office:value-type="float" office:value="762.3884" calcext:value-type="float">
            <text:p>762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0.0569*[.A201]^2-4.96*[.A201]+151.43" office:value-type="float" office:value="775.2381" calcext:value-type="float">
            <text:p>775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0.0569*[.A202]^2-4.96*[.A202]+151.43" office:value-type="float" office:value="788.2016" calcext:value-type="float">
            <text:p>788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0.0569*[.A203]^2-4.96*[.A203]+151.43" office:value-type="float" office:value="801.2789" calcext:value-type="float">
            <text:p>801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0.0569*[.A204]^2-4.96*[.A204]+151.43" office:value-type="float" office:value="814.47" calcext:value-type="float">
            <text:p>814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0.0569*[.A205]^2-4.96*[.A205]+151.43" office:value-type="float" office:value="827.7749" calcext:value-type="float">
            <text:p>828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0.0569*[.A206]^2-4.96*[.A206]+151.43" office:value-type="float" office:value="841.1936" calcext:value-type="float">
            <text:p>841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0.0569*[.A207]^2-4.96*[.A207]+151.43" office:value-type="float" office:value="854.7261" calcext:value-type="float">
            <text:p>855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0.0569*[.A208]^2-4.96*[.A208]+151.43" office:value-type="float" office:value="868.3724" calcext:value-type="float">
            <text:p>868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0.0569*[.A209]^2-4.96*[.A209]+151.43" office:value-type="float" office:value="882.1325" calcext:value-type="float">
            <text:p>882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0.0569*[.A210]^2-4.96*[.A210]+151.43" office:value-type="float" office:value="896.0064" calcext:value-type="float">
            <text:p>896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0.0569*[.A211]^2-4.96*[.A211]+151.43" office:value-type="float" office:value="909.9941" calcext:value-type="float">
            <text:p>910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0.0569*[.A212]^2-4.96*[.A212]+151.43" office:value-type="float" office:value="924.0956" calcext:value-type="float">
            <text:p>924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0.0569*[.A213]^2-4.96*[.A213]+151.43" office:value-type="float" office:value="938.3109" calcext:value-type="float">
            <text:p>938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0.0569*[.A214]^2-4.96*[.A214]+151.43" office:value-type="float" office:value="952.64" calcext:value-type="float">
            <text:p>953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0.0569*[.A215]^2-4.96*[.A215]+151.43" office:value-type="float" office:value="967.0829" calcext:value-type="float">
            <text:p>967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0.0569*[.A216]^2-4.96*[.A216]+151.43" office:value-type="float" office:value="981.6396" calcext:value-type="float">
            <text:p>982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0.0569*[.A217]^2-4.96*[.A217]+151.43" office:value-type="float" office:value="996.3101" calcext:value-type="float">
            <text:p>996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0.0569*[.A218]^2-4.96*[.A218]+151.43" office:value-type="float" office:value="1011.0944" calcext:value-type="float">
            <text:p>1011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0.0569*[.A219]^2-4.96*[.A219]+151.43" office:value-type="float" office:value="1025.9925" calcext:value-type="float">
            <text:p>1026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0.0569*[.A220]^2-4.96*[.A220]+151.43" office:value-type="float" office:value="1041.0044" calcext:value-type="float">
            <text:p>1041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0.0569*[.A221]^2-4.96*[.A221]+151.43" office:value-type="float" office:value="1056.1301" calcext:value-type="float">
            <text:p>1056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0.0569*[.A222]^2-4.96*[.A222]+151.43" office:value-type="float" office:value="1071.3696" calcext:value-type="float">
            <text:p>1071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0.0569*[.A223]^2-4.96*[.A223]+151.43" office:value-type="float" office:value="1086.7229" calcext:value-type="float">
            <text:p>1087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0.0569*[.A224]^2-4.96*[.A224]+151.43" office:value-type="float" office:value="1102.19" calcext:value-type="float">
            <text:p>1102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0.0569*[.A225]^2-4.96*[.A225]+151.43" office:value-type="float" office:value="1117.7709" calcext:value-type="float">
            <text:p>1118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0.0569*[.A226]^2-4.96*[.A226]+151.43" office:value-type="float" office:value="1133.4656" calcext:value-type="float">
            <text:p>1133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0.0569*[.A227]^2-4.96*[.A227]+151.43" office:value-type="float" office:value="1149.2741" calcext:value-type="float">
            <text:p>1149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0.0569*[.A228]^2-4.96*[.A228]+151.43" office:value-type="float" office:value="1165.1964" calcext:value-type="float">
            <text:p>1165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0.0569*[.A229]^2-4.96*[.A229]+151.43" office:value-type="float" office:value="1181.2325" calcext:value-type="float">
            <text:p>1181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0.0569*[.A230]^2-4.96*[.A230]+151.43" office:value-type="float" office:value="1197.3824" calcext:value-type="float">
            <text:p>1197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0.0569*[.A231]^2-4.96*[.A231]+151.43" office:value-type="float" office:value="1213.6461" calcext:value-type="float">
            <text:p>1214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0.0569*[.A232]^2-4.96*[.A232]+151.43" office:value-type="float" office:value="1230.0236" calcext:value-type="float">
            <text:p>1230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0.0569*[.A233]^2-4.96*[.A233]+151.43" office:value-type="float" office:value="1246.5149" calcext:value-type="float">
            <text:p>1247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0.0569*[.A234]^2-4.96*[.A234]+151.43" office:value-type="float" office:value="1263.12" calcext:value-type="float">
            <text:p>1263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0.0569*[.A235]^2-4.96*[.A235]+151.43" office:value-type="float" office:value="1279.8389" calcext:value-type="float">
            <text:p>1280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0.0569*[.A236]^2-4.96*[.A236]+151.43" office:value-type="float" office:value="1296.6716" calcext:value-type="float">
            <text:p>1297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0.0569*[.A237]^2-4.96*[.A237]+151.43" office:value-type="float" office:value="1313.6181" calcext:value-type="float">
            <text:p>1314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0.0569*[.A238]^2-4.96*[.A238]+151.43" office:value-type="float" office:value="1330.6784" calcext:value-type="float">
            <text:p>1331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0.0569*[.A239]^2-4.96*[.A239]+151.43" office:value-type="float" office:value="1347.8525" calcext:value-type="float">
            <text:p>1348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0.0569*[.A240]^2-4.96*[.A240]+151.43" office:value-type="float" office:value="1365.1404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0.0569*[.A241]^2-4.96*[.A241]+151.43" office:value-type="float" office:value="1382.5421" calcext:value-type="float">
            <text:p>1383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0.0569*[.A242]^2-4.96*[.A242]+151.43" office:value-type="float" office:value="1400.0576" calcext:value-type="float">
            <text:p>1400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0.0569*[.A243]^2-4.96*[.A243]+151.43" office:value-type="float" office:value="1417.6869" calcext:value-type="float">
            <text:p>1418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0.0569*[.A244]^2-4.96*[.A244]+151.43" office:value-type="float" office:value="1435.43" calcext:value-type="float">
            <text:p>1435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0.0569*[.A245]^2-4.96*[.A245]+151.43" office:value-type="float" office:value="1453.2869" calcext:value-type="float">
            <text:p>1453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0.0569*[.A246]^2-4.96*[.A246]+151.43" office:value-type="float" office:value="1471.2576" calcext:value-type="float">
            <text:p>1471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0.0569*[.A247]^2-4.96*[.A247]+151.43" office:value-type="float" office:value="1489.3421" calcext:value-type="float">
            <text:p>1489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0.0569*[.A248]^2-4.96*[.A248]+151.43" office:value-type="float" office:value="1507.5404" calcext:value-type="float">
            <text:p>1508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0.0569*[.A249]^2-4.96*[.A249]+151.43" office:value-type="float" office:value="1525.8525" calcext:value-type="float">
            <text:p>1526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0.0569*[.A250]^2-4.96*[.A250]+151.43" office:value-type="float" office:value="1544.2784" calcext:value-type="float">
            <text:p>1544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0.0569*[.A251]^2-4.96*[.A251]+151.43" office:value-type="float" office:value="1562.8181" calcext:value-type="float">
            <text:p>1563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0.0569*[.A252]^2-4.96*[.A252]+151.43" office:value-type="float" office:value="1581.4716" calcext:value-type="float">
            <text:p>1581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0.0569*[.A253]^2-4.96*[.A253]+151.43" office:value-type="float" office:value="1600.2389" calcext:value-type="float">
            <text:p>1600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0.0569*[.A254]^2-4.96*[.A254]+151.43" office:value-type="float" office:value="1619.12" calcext:value-type="float">
            <text:p>1619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0.0569*[.A255]^2-4.96*[.A255]+151.43" office:value-type="float" office:value="1638.1149" calcext:value-type="float">
            <text:p>1638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0.0569*[.A256]^2-4.96*[.A256]+151.43" office:value-type="float" office:value="1657.2236" calcext:value-type="float">
            <text:p>1657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0.0569*[.A257]^2-4.96*[.A257]+151.43" office:value-type="float" office:value="1676.4461" calcext:value-type="float">
            <text:p>1676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0.0569*[.A258]^2-4.96*[.A258]+151.43" office:value-type="float" office:value="1695.7824" calcext:value-type="float">
            <text:p>1696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0.0569*[.A259]^2-4.96*[.A259]+151.43" office:value-type="float" office:value="1715.2325" calcext:value-type="float">
            <text:p>1715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0.0569*[.A260]^2-4.96*[.A260]+151.43" office:value-type="float" office:value="1734.7964" calcext:value-type="float">
            <text:p>1735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0.0569*[.A261]^2-4.96*[.A261]+151.43" office:value-type="float" office:value="1754.4741" calcext:value-type="float">
            <text:p>1754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0.0569*[.A262]^2-4.96*[.A262]+151.43" office:value-type="float" office:value="1774.2656" calcext:value-type="float">
            <text:p>1774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0.0569*[.A263]^2-4.96*[.A263]+151.43" office:value-type="float" office:value="1794.1709" calcext:value-type="float">
            <text:p>1794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0.0569*[.A264]^2-4.96*[.A264]+151.43" office:value-type="float" office:value="1814.19" calcext:value-type="float">
            <text:p>1814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0.0569*[.A265]^2-4.96*[.A265]+151.43" office:value-type="float" office:value="1834.3229" calcext:value-type="float">
            <text:p>1834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0.0569*[.A266]^2-4.96*[.A266]+151.43" office:value-type="float" office:value="1854.5696" calcext:value-type="float">
            <text:p>1855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0.0569*[.A267]^2-4.96*[.A267]+151.43" office:value-type="float" office:value="1874.9301" calcext:value-type="float">
            <text:p>1875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0.0569*[.A268]^2-4.96*[.A268]+151.43" office:value-type="float" office:value="1895.4044" calcext:value-type="float">
            <text:p>1895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0.0569*[.A269]^2-4.96*[.A269]+151.43" office:value-type="float" office:value="1915.9925" calcext:value-type="float">
            <text:p>1916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0.0569*[.A270]^2-4.96*[.A270]+151.43" office:value-type="float" office:value="1936.6944" calcext:value-type="float">
            <text:p>1937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0.0569*[.A271]^2-4.96*[.A271]+151.43" office:value-type="float" office:value="1957.5101" calcext:value-type="float">
            <text:p>1958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0.0569*[.A272]^2-4.96*[.A272]+151.43" office:value-type="float" office:value="1978.4396" calcext:value-type="float">
            <text:p>1978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0.0569*[.A273]^2-4.96*[.A273]+151.43" office:value-type="float" office:value="1999.4829" calcext:value-type="float">
            <text:p>1999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0.0569*[.A274]^2-4.96*[.A274]+151.43" office:value-type="float" office:value="2020.64" calcext:value-type="float">
            <text:p>2021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0.0569*[.A275]^2-4.96*[.A275]+151.43" office:value-type="float" office:value="2041.9109" calcext:value-type="float">
            <text:p>2042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0.0569*[.A276]^2-4.96*[.A276]+151.43" office:value-type="float" office:value="2063.2956" calcext:value-type="float">
            <text:p>2063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0.0569*[.A277]^2-4.96*[.A277]+151.43" office:value-type="float" office:value="2084.7941" calcext:value-type="float">
            <text:p>2085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0.0569*[.A278]^2-4.96*[.A278]+151.43" office:value-type="float" office:value="2106.4064" calcext:value-type="float">
            <text:p>2106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0.0569*[.A279]^2-4.96*[.A279]+151.43" office:value-type="float" office:value="2128.1325" calcext:value-type="float">
            <text:p>2128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0.0569*[.A280]^2-4.96*[.A280]+151.43" office:value-type="float" office:value="2149.9724" calcext:value-type="float">
            <text:p>2150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0.0569*[.A281]^2-4.96*[.A281]+151.43" office:value-type="float" office:value="2171.9261" calcext:value-type="float">
            <text:p>2172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0.0569*[.A282]^2-4.96*[.A282]+151.43" office:value-type="float" office:value="2193.9936" calcext:value-type="float">
            <text:p>2194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0.0569*[.A283]^2-4.96*[.A283]+151.43" office:value-type="float" office:value="2216.1749" calcext:value-type="float">
            <text:p>2216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0.0569*[.A284]^2-4.96*[.A284]+151.43" office:value-type="float" office:value="2238.47" calcext:value-type="float">
            <text:p>2238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0.0569*[.A285]^2-4.96*[.A285]+151.43" office:value-type="float" office:value="2260.8789" calcext:value-type="float">
            <text:p>2261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0.0569*[.A286]^2-4.96*[.A286]+151.43" office:value-type="float" office:value="2283.4016" calcext:value-type="float">
            <text:p>2283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0.0569*[.A287]^2-4.96*[.A287]+151.43" office:value-type="float" office:value="2306.0381" calcext:value-type="float">
            <text:p>2306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0.0569*[.A288]^2-4.96*[.A288]+151.43" office:value-type="float" office:value="2328.7884" calcext:value-type="float">
            <text:p>2329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0.0569*[.A289]^2-4.96*[.A289]+151.43" office:value-type="float" office:value="2351.6525" calcext:value-type="float">
            <text:p>2352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0.0569*[.A290]^2-4.96*[.A290]+151.43" office:value-type="float" office:value="2374.6304" calcext:value-type="float">
            <text:p>2375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0.0569*[.A291]^2-4.96*[.A291]+151.43" office:value-type="float" office:value="2397.7221" calcext:value-type="float">
            <text:p>2398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0.0569*[.A292]^2-4.96*[.A292]+151.43" office:value-type="float" office:value="2420.9276" calcext:value-type="float">
            <text:p>2421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0.0569*[.A293]^2-4.96*[.A293]+151.43" office:value-type="float" office:value="2444.2469" calcext:value-type="float">
            <text:p>2444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0.0569*[.A294]^2-4.96*[.A294]+151.43" office:value-type="float" office:value="2467.68" calcext:value-type="float">
            <text:p>2468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0.0569*[.A295]^2-4.96*[.A295]+151.43" office:value-type="float" office:value="2491.2269" calcext:value-type="float">
            <text:p>2491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0.0569*[.A296]^2-4.96*[.A296]+151.43" office:value-type="float" office:value="2514.8876" calcext:value-type="float">
            <text:p>2515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0.0569*[.A297]^2-4.96*[.A297]+151.43" office:value-type="float" office:value="2538.6621" calcext:value-type="float">
            <text:p>2539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0.0569*[.A298]^2-4.96*[.A298]+151.43" office:value-type="float" office:value="2562.5504" calcext:value-type="float">
            <text:p>2563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0.0569*[.A299]^2-4.96*[.A299]+151.43" office:value-type="float" office:value="2586.5525" calcext:value-type="float">
            <text:p>258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 style:data-style-name="N2" text:time-value="14:55:18.464316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3:20:08.460963221</meta:creation-date>
    <dc:date>2018-10-25T18:53:49.287829543</dc:date>
    <meta:editing-duration>PT4H26M39S</meta:editing-duration>
    <meta:editing-cycles>11</meta:editing-cycles>
    <meta:generator>LibreOffice/5.2.7.2$Linux_X86_64 LibreOffice_project/20m0$Build-2</meta:generator>
    <meta:document-statistic meta:table-count="1" meta:cell-count="6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2.091cm" svg:y="3.954cm" style:legend-expansion="high" chart:style-name="ch2"/>
        <chart:plot-area chart:style-name="ch3" table:cell-range-address="Sheet1.A18:Sheet1.B30 Sheet1.B1:Sheet1.B1" chart:data-source-has-labels="row" svg:x="0.32cm" svg:y="0.18cm" svg:width="11.451cm" svg:height="8.645cm">
          <chartooo:coordinate-region svg:x="1.127cm" svg:y="0.379cm" svg:width="10.36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8:Sheet1.B30" chart:label-cell-address="Sheet1.B1:Sheet1.B1" chart:class="chart:scatter">
            <chart:domain table:cell-range-address="Sheet1.A18:Sheet1.A30"/>
            <chart:regression-curve chart:style-name="ch7">
              <chart:equation chart:display-equation="true" chart:display-r-square="false" svg:x="1.983cm" svg:y="0.228cm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(t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A18:Sheet1.A30</svg:desc>
                </draw:g>
              </table:table-cell>
              <table:table-cell office:value-type="float" office:value="574.6">
                <text:p>574.6</text:p>
                <draw:g>
                  <svg:desc>Sheet1.B18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482.7">
                <text:p>48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407.4">
                <text:p>40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93.7">
                <text:p>293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250.8">
                <text:p>25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14.9">
                <text:p>21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184.7">
                <text:p>18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59.3">
                <text:p>159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119.4">
                <text:p>119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">
                <text:p>95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90.45">
                <text:p>90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1.614cm" svg:y="3.954cm" style:legend-expansion="high" chart:style-name="ch2"/>
        <chart:plot-area chart:style-name="ch3" table:cell-range-address="Sheet1.D18:Sheet1.D34 Sheet1.G1:Sheet1.G1 Sheet1.A18:Sheet1.A34" chart:data-source-has-labels="row" svg:x="0.32cm" svg:y="0.18cm" svg:width="10.974cm" svg:height="8.645cm">
          <chartooo:coordinate-region svg:x="0.941cm" svg:y="0.379cm" svg:width="9.9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8:Sheet1.A34" chart:label-cell-address="Sheet1.G1:Sheet1.G1" chart:class="chart:scatter">
            <chart:domain table:cell-range-address="Sheet1.D18:Sheet1.D34"/>
            <chart:regression-curve chart:style-name="ch8">
              <chart:equation chart:display-equation="true" chart:display-r-square="true" svg:x="2.784cm" svg:y="0.563cm"/>
            </chart:regression-curve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(ADC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.1507861019415">
                <text:p>41.1507861019415</text:p>
                <draw:g>
                  <svg:desc>Sheet1.D18:Sheet1.D34</svg:desc>
                </draw:g>
              </table:table-cell>
              <table:table-cell office:value-type="float" office:value="40">
                <text:p>40</text:p>
                <draw:g>
                  <svg:desc>Sheet1.A18:Sheet1.A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4814368162632">
                <text:p>35.48143681626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6082056700123">
                <text:p>30.60820567001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4173143608753">
                <text:p>26.41731436087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827579925312">
                <text:p>22.8275799253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75046142488">
                <text:p>19.750461424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1123207564777">
                <text:p>17.11232075647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8469871573461">
                <text:p>14.84698715734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9081758617415">
                <text:p>12.90817586174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2347260732384">
                <text:p>11.23472607323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79880746297365">
                <text:p>9.798807462973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613763773439">
                <text:p>8.561376377343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49250109207397">
                <text:p>7.492501092073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6836635271192">
                <text:p>6.5683663527119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76785103367382">
                <text:p>5.7678510336738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7372919566368">
                <text:p>5.0737291956636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7051733850366">
                <text:p>4.47051733850366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